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Factory.ComponentFactory( final ComponentEnvironment environment , final Component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Factory.setupInstance( Objec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Factory.enteringPool( final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Factory.decommission( final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Factory.getCre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